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 I have a very simple fictional Real Estate site, where a user can search for listings using multiple options, such as searching by city. The way I have it set up is I have a `City` model and table, which contains a list of cities and a Listing model, controller, and table.</text:p>
      <text:p text:style-name="Standard"/>
      <text:p text:style-name="Standard">The `city` table is set up with these fields:</text:p>
      <text:p text:style-name="Standard"><text:s/>- id</text:p>
      <text:p text:style-name="Standard"><text:s/>- name</text:p>
      <text:p text:style-name="Standard"/>
      <text:p text:style-name="Standard">And for the `listings` table, the `city_id` field connects with `id` field in the `city` table.</text:p>
      <text:p text:style-name="Standard"/>
      <text:p text:style-name="Standard">The problem I'm running into when it comes to searching, using the `city` model.</text:p>
      <text:p text:style-name="Standard">On my homepage, I have an option where a user types in a city, the results are sent to a results page with all or any listings from that city.</text:p>
      <text:p text:style-name="Standard"/>
      <text:p text:style-name="Standard">Here's the code for that:</text:p>
      <text:p text:style-name="Standard"/>
      <text:p text:style-name="Standard"><text:s text:c="4"/>index.blade.php</text:p>
      <text:p text:style-name="Standard"/>
      <text:p text:style-name="Standard"><text:s text:c="5"/>&lt;form action="/search" method="GET" role="search"&gt;</text:p>
      <text:p text:style-name="Standard"><text:s text:c="7"/>{{ csrf_field() }}</text:p>
      <text:p text:style-name="Standard"><text:s text:c="4"/></text:p>
      <text:p text:style-name="Standard"><text:s text:c="7"/>&lt;div class="form-wrapper"&gt;</text:p>
      <text:p text:style-name="Standard"><text:s text:c="12"/>&lt;input type="text" class="search-query" name="q" placeholder="Search citys" autocomplete="off"&gt;</text:p>
      <text:p text:style-name="Standard"><text:s text:c="14"/>&lt;/div&gt;</text:p>
      <text:p text:style-name="Standard"><text:s text:c="4"/></text:p>
      <text:p text:style-name="Standard"><text:s text:c="11"/>&lt;button type="submit" class="btn btn-success"&gt;SEARCH&lt;/button&gt;</text:p>
      <text:p text:style-name="Standard"><text:s text:c="4"/></text:p>
      <text:p text:style-name="Standard"><text:s text:c="6"/>&lt;/form&gt;</text:p>
      <text:p text:style-name="Standard"/>
      <text:p text:style-name="Standard"><text:s/></text:p>
      <text:p text:style-name="Standard">Here's my controller that does the query (`listingcontroller`)</text:p>
      <text:p text:style-name="Standard"/>
      <text:p text:style-name="Standard"/>
      <text:p text:style-name="Standard"><text:s text:c="4"/>public function listingsresults()</text:p>
      <text:p text:style-name="Standard"><text:s text:c="8"/>{</text:p>
      <text:p text:style-name="Standard"><text:s text:c="4"/></text:p>
      <text:p text:style-name="Standard"><text:s text:c="10"/>$q = Input::get ( 'q' );</text:p>
      <text:p text:style-name="Standard"><text:s text:c="10"/>$listing = Listing::join('cities', 'listings.city_id', '=', 'cities.id')</text:p>
      <text:p text:style-name="Standard"><text:s text:c="29"/>-&gt;select('listings.city_id', 'cities.name')</text:p>
      <text:p text:style-name="Standard"><text:s text:c="29"/>-&gt;where ( 'name', 'LIKE', '%' . $q . '%' )</text:p>
      <text:p text:style-name="Standard"><text:s text:c="29"/>-&gt;paginate(8);</text:p>
      <text:p text:style-name="Standard"><text:s text:c="4"/></text:p>
      <text:p text:style-name="Standard"><text:s text:c="10"/>if (count ( $listing ) &gt; 0)</text:p>
      <text:p text:style-name="Standard"><text:s text:c="12"/>return view ( 'front-end/listingsresults' )-&gt;withDetails ( $listing )-&gt;withQuery ( $q );</text:p>
      <text:p text:style-name="Standard"><text:s text:c="10"/>else</text:p>
      <text:p text:style-name="Standard"><text:s text:c="12"/>return view ( 'front-end/listingsresults' )-&gt;withMessage ( 'No Details found. Try to search again !' );</text:p>
      <text:p text:style-name="Standard"/>
      <text:p text:style-name="Standard"><text:soft-page-break/><text:s text:c="4"/></text:p>
      <text:p text:style-name="Standard"><text:s text:c="8"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</meta:initial-creator>
    <meta:creation-date>2018-05-26T15:56:32.36</meta:creation-date>
    <meta:document-statistic meta:table-count="0" meta:image-count="0" meta:object-count="0" meta:page-count="2" meta:paragraph-count="36" meta:word-count="226" meta:character-count="1729"/>
    <dc:date>2018-05-26T15:58:27.31</dc:date>
    <dc:creator>Mark </dc:creator>
    <meta:editing-duration>PT1M59S</meta:editing-duration>
    <meta:editing-cycles>1</meta:editing-cycles>
    <meta:generator>OpenOffice/4.1.3$Win32 OpenOffice.org_project/413m1$Build-9783</meta:generator>
  </office:meta>
</office:document-meta>
</file>